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7941" officeooo:paragraph-rsid="00077941"/>
    </style:style>
    <style:style style:name="P2" style:family="paragraph" style:parent-style-name="Standard">
      <style:text-properties officeooo:rsid="00077941" officeooo:paragraph-rsid="0008ad63"/>
    </style:style>
    <style:style style:name="P3" style:family="paragraph" style:parent-style-name="Standard">
      <style:text-properties officeooo:rsid="0008ad63" officeooo:paragraph-rsid="0008ad63"/>
    </style:style>
    <style:style style:name="P4" style:family="paragraph" style:parent-style-name="Standard">
      <style:text-properties officeooo:rsid="000aa39c" officeooo:paragraph-rsid="000aa39c"/>
    </style:style>
    <style:style style:name="P5" style:family="paragraph" style:parent-style-name="Standard">
      <style:text-properties officeooo:rsid="000c473a" officeooo:paragraph-rsid="000c473a"/>
    </style:style>
    <style:style style:name="P6" style:family="paragraph" style:parent-style-name="Standard">
      <style:text-properties officeooo:rsid="000dd600" officeooo:paragraph-rsid="000dd600"/>
    </style:style>
    <style:style style:name="T1" style:family="text">
      <style:text-properties officeooo:rsid="0008ad63"/>
    </style:style>
    <style:style style:name="T2" style:family="text">
      <style:text-properties officeooo:rsid="000c473a"/>
    </style:style>
    <style:style style:name="T3" style:family="text">
      <style:text-properties officeooo:rsid="000dd600"/>
    </style:style>
    <style:style style:name="T4" style:family="text">
      <style:text-properties officeooo:rsid="000f39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Winter in the French Alps</text:h>
      <text:p text:style-name="P1"/>
      <text:p text:style-name="P3">High altitudes, short, sloping and wet runways, hardly any navaids and lots of cold air….</text:p>
      <text:p text:style-name="P3"/>
      <text:p text:style-name="P3">The region sports a number of interesting tiny airports and great scenery.</text:p>
      <text:p text:style-name="P3"/>
      <text:p text:style-name="P2">You might enjoy reading the mountain flying <text:span text:style-name="T1">article</text:span> prior to preparing your <text:span text:style-name="T1">flight-plan.</text:span></text:p>
      <text:p text:style-name="P2"/>
      <text:p text:style-name="P1"><text:a xlink:type="simple" xlink:href="https://www.flightgear.org/tours/mountain-flying-in-the-french-alps/" text:style-name="Internet_20_link" text:visited-style-name="Visited_20_Internet_20_Link">https://www.flightgear.org/tours/mountain-flying-in-the-french-alps/</text:a></text:p>
      <text:p text:style-name="P1"/>
      <text:p text:style-name="P4">Prepare your flight plan taking off from St Remy de Maurienne runway 31 (ICAO 7352) and heading to LFLJ (Courchevel) runway 23 elevation 6501ft in FG and sloping uphill and short <text:span text:style-name="T2">1754 ft.</text:span></text:p>
      <text:p text:style-name="P4"/>
      <text:p text:style-name="P5">After landing you might want to fly to Marseille <text:span text:style-name="T4">(LFML, about an hour or less) </text:span>in which case <text:span text:style-name="T3">roll-out</text:span> to the far right in order to be able to turn around to runway 05 going downhill and ending at sort of a cliff.</text:p>
      <text:p text:style-name="P5"/>
      <text:p text:style-name="P5">Once starting the sim you will find yourself on a snowy runway at the light of dawn. As you are likely to climb up to more then 10000ft you might want to shed some weight as well as adjust fuel. You also may wish to turn on auto mixture &lt;w&gt; and <text:span text:style-name="T3">check-mark.</text:span></text:p>
      <text:p text:style-name="P5"/>
      <text:p text:style-name="P5">You can plan using a VFR chart and curve around the valleys or you also can use the route manager. A sample route is found in the folder containing this document.</text:p>
      <text:p text:style-name="P5"/>
      <text:p text:style-name="P5">As you will hit the clouds it also might be a good idea to turn on the red glide slope tunnel if not already on. </text:p>
      <text:p text:style-name="P5"/>
      <text:p text:style-name="P6">Enjoy</text:p>
      <text:p text:style-name="P6"/>
      <text:p text:style-name="P6"/>
      <text:p text:style-name="P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03:00.434000000</meta:creation-date>
    <meta:editing-duration>P0D</meta:editing-duration>
    <meta:editing-cycles>1</meta:editing-cycles>
    <meta:generator>LibreOffice/6.2.3.2$Windows_X86_64 LibreOffice_project/aecc05fe267cc68dde00352a451aa867b3b546ac</meta:generator>
    <meta:document-statistic meta:table-count="0" meta:image-count="0" meta:object-count="0" meta:page-count="1" meta:paragraph-count="11" meta:word-count="231" meta:character-count="1279" meta:non-whitespace-character-count="1058"/>
  </office:meta>
</office:document-meta>
</file>